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627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8"><text:span text:style-name="T1"/></text:p>
      <text:p text:style-name="P9"><text:span text:style-name="T1">I</text:span><text:span text:style-name="T2">NDEX</text:span></text:p>
      <text:p text:style-name="P2"/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cohol proof, 560</text:p>
        <text:p text:style-name="P2">Alligation, 240-242, 551-564</text:p>
        <text:p text:style-name="P2">Apothecary system, see Measurement</text:p>
        <text:p text:style-name="P2">Area under the curve, 531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, 521-529, 533-538</text:p>
        <text:p text:style-name="P2">Body weight, 253-258, 270, 505-519</text:p>
        <text:p text:style-name="P2">Boyd, 521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alvert formula, 531</text:p>
        <text:p text:style-name="P2">Carboplatin dosing, 531-538</text:p>
        <text:p text:style-name="P2">Celsius, see Temperature</text:p>
        <text:p text:style-name="P2">Clark's Rule, 265</text:p>
        <text:p text:style-name="P2">Closed formulary, 358</text:p>
        <text:p text:style-name="P2">Cockroft and Gault Equation, 531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l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<text:soft-page-break/>rules, 37</text:p>
        <text:p text:style-name="P4">subtracting</text:p>
        <text:p text:style-name="P5">explanation, 42</text:p>
        <text:p text:style-name="P5">problems, 42-43, 56</text:p>
        <text:p text:style-name="P6">Depreciation, 359, 410-411, 414, 419</text:p>
        <text:p text:style-name="P6">Devine formula, 531</text:p>
        <text:p text:style-name="P6">Dilution, 235-246, 269, 551-564</text:p>
        <text:p text:style-name="P6"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chamber, 247, 539-540</text:p>
        <text:p text:style-name="P6">Drip rates, 247-252, 269-270, 539-550</text:p>
        <text:p text:style-name="P6">Drop factor, 248, 540</text:p>
        <text:p text:style-name="P6">Dubois &amp; Dubois, 259, 521-522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6">Fujimoto, 521</text:p>
        <text:p text:style-name="P3">G</text:p>
        <text:p text:style-name="P2">Gehan &amp; George, 521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, 521</text:p>
        <text:p text:style-name="P2">Household system, see Measurement</text:p>
        <text:p text:style-name="P3">I</text:p>
        <text:p text:style-name="P2">Ideal body weight, 531</text:p>
        <text:p text:style-name="P2">Infusion rates, 247-252, 269-270, 539-55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<text:soft-page-break/>M</text:p>
        <text:p text:style-name="P2"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ixture, 551-564</text:p>
        <text:p text:style-name="P2">Mole, 449</text:p>
        <text:p text:style-name="P2">Molecule, 447, 455</text:p>
        <text:p text:style-name="P2">Mosteller, 259, 521</text:p>
        <text:p text:style-name="P3">N</text:p>
        <text:p text:style-name="P2">Net profit, 358, 387-395, 418</text:p>
        <text:p text:style-name="P2">Nomogram</text:p>
        <text:p text:style-name="P4">adult, 260, 523</text:p>
        <text:p text:style-name="P4">pediatric, 266, 524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<text:soft-page-break/>examples, 79-80, 83-84,</text:p>
        <text:p text:style-name="P4">87-88</text:p>
        <text:p text:style-name="P4"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Profes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hlick, 521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akihira, 521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>Venoclysis set, 247, 539-540</text:p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3-06T18:46:33</dc:date>
    <dc:creator>Sean Parsons</dc:creator>
    <meta:editing-duration>PT12H5M41S</meta:editing-duration>
    <meta:editing-cycles>12</meta:editing-cycles>
    <meta:generator>LibreOffice/3.3$Linux LibreOffice_project/330m19$Build-301</meta:generator>
    <meta:printed-by>Sean Parsons</meta:printed-by>
    <meta:print-date>2012-02-20T14:10:09</meta:print-date>
    <meta:document-statistic meta:table-count="0" meta:image-count="0" meta:object-count="0" meta:page-count="6" meta:paragraph-count="343" meta:word-count="969" meta:character-count="7067"/>
  </office:meta>
</office:document-meta>
</file>